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size="7pt" style:font-size-asian="7pt" style:font-size-complex="7pt" style:text-underline-style="solid" style:text-underline-type="single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ce4" style:family="table-cell" style:parent-style-name="Default" style:data-style-name="N19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1.765cm"/>
    </style:style>
    <style:style style:name="ce13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1">
            <text:p>Für die Fußball Vereine sollten die Spielerverträge verwaltet werden. (eine Zeile pro Spieler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-<text:span text:style-name="T2">       <text:s/></text:span>Ein Spieler hat eine SpielerNr und einen Nam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-<text:span text:style-name="T2">       <text:s/></text:span>Jeder Spieler kann in mehreren Vereinenen gespielt haben. Jeder Verrein hat eine VereinsID, einen Vereinsnamen, ein Vertragsdatum, eine Laufzeit, ein Gehalt, einen PosCode sowie die Position.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9" table:number-rows-spanned="1" table:style-name="ce5">
            <text:p>Spielerverträge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2">
            <text:p>SpielerNr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VereinsID</text:p>
          </table:table-cell>
          <table:table-cell office:value-type="string" table:style-name="ce3">
            <text:p>Vereinsname</text:p>
          </table:table-cell>
          <table:table-cell office:value-type="string" table:style-name="ce3">
            <text:p>VertragDatum</text:p>
          </table:table-cell>
          <table:table-cell office:value-type="string" table:style-name="ce3">
            <text:p>Laufzeit</text:p>
          </table:table-cell>
          <table:table-cell office:value-type="string" table:style-name="ce3">
            <text:p>Gehalt</text:p>
          </table:table-cell>
          <table:table-cell office:value-type="string" table:style-name="ce3">
            <text:p>PosCode</text:p>
          </table:table-cell>
          <table:table-cell office:value-type="string" table:style-name="ce3">
            <text:p>Position</text:p>
          </table:table-cell>
          <table:table-cell table:number-columns-repeated="16375"/>
        </table:table-row>
        <table:table-row table:style-name="ro2">
          <table:table-cell office:value-type="float" office:value="23" table:number-columns-spanned="1" table:number-rows-spanned="4" table:style-name="ce13">
            <text:p>23</text:p>
          </table:table-cell>
          <table:table-cell office:value-type="string" table:number-columns-spanned="1" table:number-rows-spanned="4" table:style-name="ce13">
            <text:p>Andreas König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FC Wien</text:p>
          </table:table-cell>
          <table:table-cell office:value-type="date" office:date-value="2021-07-01T00:00:00" table:style-name="ce4">
            <text:p>01.07.2021</text:p>
          </table:table-cell>
          <table:table-cell office:value-type="float" office:value="48" table:style-name="ce3">
            <text:p>48</text:p>
          </table:table-cell>
          <table:table-cell office:value-type="float" office:value="8000" table:style-name="ce3">
            <text:p>8000</text:p>
          </table:table-cell>
          <table:table-cell office:value-type="string" table:style-name="ce3">
            <text:p>MF</text:p>
          </table:table-cell>
          <table:table-cell office:value-type="string" table:style-name="ce3">
            <text:p>Mittelfeld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float" office:value="23" table:style-name="ce3">
            <text:p>23</text:p>
          </table:table-cell>
          <table:table-cell office:value-type="string" table:style-name="ce3">
            <text:p>Bremer SV</text:p>
          </table:table-cell>
          <table:table-cell office:value-type="date" office:date-value="2023-01-01T00:00:00" table:style-name="ce4">
            <text:p>01.01.2023</text:p>
          </table:table-cell>
          <table:table-cell office:value-type="float" office:value="36" table:style-name="ce3">
            <text:p>36</text:p>
          </table:table-cell>
          <table:table-cell office:value-type="float" office:value="15000" table:style-name="ce3">
            <text:p>15000</text:p>
          </table:table-cell>
          <table:table-cell office:value-type="string" table:style-name="ce3">
            <text:p>MF</text:p>
          </table:table-cell>
          <table:table-cell office:value-type="string" table:style-name="ce3">
            <text:p>Mittelfeld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float" office:value="8" table:style-name="ce3">
            <text:p>8</text:p>
          </table:table-cell>
          <table:table-cell office:value-type="string" table:style-name="ce3">
            <text:p>Olympia München</text:p>
          </table:table-cell>
          <table:table-cell office:value-type="date" office:date-value="2023-07-01T00:00:00" table:style-name="ce4">
            <text:p>01.07.2023</text:p>
          </table:table-cell>
          <table:table-cell office:value-type="float" office:value="36" table:style-name="ce3">
            <text:p>36</text:p>
          </table:table-cell>
          <table:table-cell office:value-type="float" office:value="25000" table:style-name="ce3">
            <text:p>25000</text:p>
          </table:table-cell>
          <table:table-cell office:value-type="string" table:style-name="ce3">
            <text:p>MF</text:p>
          </table:table-cell>
          <table:table-cell office:value-type="string" table:style-name="ce3">
            <text:p>Mittelfeld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float" office:value="12" table:style-name="ce3">
            <text:p>12</text:p>
          </table:table-cell>
          <table:table-cell office:value-type="string" table:style-name="ce3">
            <text:p>FC Wien</text:p>
          </table:table-cell>
          <table:table-cell office:value-type="date" office:date-value="2027-07-01T00:00:00" table:style-name="ce4">
            <text:p>01.07.2027</text:p>
          </table:table-cell>
          <table:table-cell office:value-type="float" office:value="24" table:style-name="ce3">
            <text:p>24</text:p>
          </table:table-cell>
          <table:table-cell office:value-type="float" office:value="8500" table:style-name="ce3">
            <text:p>8500</text:p>
          </table:table-cell>
          <table:table-cell office:value-type="string" table:style-name="ce3">
            <text:p>AW</text:p>
          </table:table-cell>
          <table:table-cell office:value-type="string" table:style-name="ce3">
            <text:p>Abwehr</text:p>
          </table:table-cell>
          <table:table-cell table:number-columns-repeated="16375"/>
        </table:table-row>
        <table:table-row table:style-name="ro2">
          <table:table-cell office:value-type="float" office:value="42" table:number-columns-spanned="1" table:number-rows-spanned="4" table:style-name="ce13">
            <text:p>42</text:p>
          </table:table-cell>
          <table:table-cell office:value-type="string" table:number-columns-spanned="1" table:number-rows-spanned="4" table:style-name="ce13">
            <text:p>Anton Kissen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SV Wien</text:p>
          </table:table-cell>
          <table:table-cell office:value-type="date" office:date-value="2021-07-01T00:00:00" table:style-name="ce4">
            <text:p>01.07.2021</text:p>
          </table:table-cell>
          <table:table-cell office:value-type="float" office:value="36" table:style-name="ce3">
            <text:p>36</text:p>
          </table:table-cell>
          <table:table-cell office:value-type="float" office:value="9000" table:style-name="ce3">
            <text:p>9000</text:p>
          </table:table-cell>
          <table:table-cell office:value-type="string" table:style-name="ce3">
            <text:p>ST</text:p>
          </table:table-cell>
          <table:table-cell office:value-type="string" table:style-name="ce3">
            <text:p>Sturm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float" office:value="17" table:style-name="ce3">
            <text:p>17</text:p>
          </table:table-cell>
          <table:table-cell office:value-type="string" table:style-name="ce3">
            <text:p>KFC Köln</text:p>
          </table:table-cell>
          <table:table-cell office:value-type="date" office:date-value="2023-07-01T00:00:00" table:style-name="ce4">
            <text:p>01.07.2023</text:p>
          </table:table-cell>
          <table:table-cell office:value-type="float" office:value="24" table:style-name="ce3">
            <text:p>24</text:p>
          </table:table-cell>
          <table:table-cell office:value-type="float" office:value="14000" table:style-name="ce3">
            <text:p>14000</text:p>
          </table:table-cell>
          <table:table-cell office:value-type="string" table:style-name="ce3">
            <text:p>ST</text:p>
          </table:table-cell>
          <table:table-cell office:value-type="string" table:style-name="ce3">
            <text:p>Sturm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float" office:value="8" table:style-name="ce3">
            <text:p>8</text:p>
          </table:table-cell>
          <table:table-cell office:value-type="string" table:style-name="ce3">
            <text:p>Olympia München</text:p>
          </table:table-cell>
          <table:table-cell office:value-type="date" office:date-value="2025-01-01T00:00:00" table:style-name="ce4">
            <text:p>01.01.2025</text:p>
          </table:table-cell>
          <table:table-cell office:value-type="float" office:value="36" table:style-name="ce3">
            <text:p>36</text:p>
          </table:table-cell>
          <table:table-cell office:value-type="float" office:value="25000" table:style-name="ce3">
            <text:p>25000</text:p>
          </table:table-cell>
          <table:table-cell office:value-type="string" table:style-name="ce3">
            <text:p>ST</text:p>
          </table:table-cell>
          <table:table-cell office:value-type="string" table:style-name="ce3">
            <text:p>Sturm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float" office:value="12" table:style-name="ce3">
            <text:p>12</text:p>
          </table:table-cell>
          <table:table-cell office:value-type="string" table:style-name="ce3">
            <text:p>FC Wien</text:p>
          </table:table-cell>
          <table:table-cell office:value-type="date" office:date-value="2027-07-01T00:00:00" table:style-name="ce4">
            <text:p>01.07.2027</text:p>
          </table:table-cell>
          <table:table-cell office:value-type="float" office:value="24" table:style-name="ce3">
            <text:p>24</text:p>
          </table:table-cell>
          <table:table-cell office:value-type="float" office:value="8500" table:style-name="ce3">
            <text:p>8500</text:p>
          </table:table-cell>
          <table:table-cell office:value-type="string" table:style-name="ce3">
            <text:p>ST</text:p>
          </table:table-cell>
          <table:table-cell office:value-type="string" table:style-name="ce3">
            <text:p>Sturm</text:p>
          </table:table-cell>
          <table:table-cell table:number-columns-repeated="16375"/>
        </table:table-row>
        <table:table-row table:style-name="ro2">
          <table:table-cell office:value-type="float" office:value="19" table:number-columns-spanned="1" table:number-rows-spanned="3" table:style-name="ce14">
            <text:p>19</text:p>
          </table:table-cell>
          <table:table-cell office:value-type="string" table:number-columns-spanned="1" table:number-rows-spanned="3" table:style-name="ce14">
            <text:p>David Abala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SV Wien</text:p>
          </table:table-cell>
          <table:table-cell office:value-type="date" office:date-value="2022-07-01T00:00:00" table:style-name="ce4">
            <text:p>01.07.2022</text:p>
          </table:table-cell>
          <table:table-cell office:value-type="float" office:value="48" table:style-name="ce3">
            <text:p>48</text:p>
          </table:table-cell>
          <table:table-cell office:value-type="float" office:value="4000" table:style-name="ce3">
            <text:p>4000</text:p>
          </table:table-cell>
          <table:table-cell office:value-type="string" table:style-name="ce3">
            <text:p>MF</text:p>
          </table:table-cell>
          <table:table-cell office:value-type="string" table:style-name="ce3">
            <text:p>Mittelfeld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float" office:value="8" table:style-name="ce3">
            <text:p>8</text:p>
          </table:table-cell>
          <table:table-cell office:value-type="string" table:style-name="ce3">
            <text:p>Olympia München</text:p>
          </table:table-cell>
          <table:table-cell office:value-type="date" office:date-value="2023-07-01T00:00:00" table:style-name="ce4">
            <text:p>01.07.2023</text:p>
          </table:table-cell>
          <table:table-cell office:value-type="float" office:value="48" table:style-name="ce3">
            <text:p>48</text:p>
          </table:table-cell>
          <table:table-cell office:value-type="float" office:value="29000" table:style-name="ce3">
            <text:p>29000</text:p>
          </table:table-cell>
          <table:table-cell office:value-type="string" table:style-name="ce3">
            <text:p>MF</text:p>
          </table:table-cell>
          <table:table-cell office:value-type="string" table:style-name="ce3">
            <text:p>Mittelfeld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float" office:value="8" table:style-name="ce3">
            <text:p>8</text:p>
          </table:table-cell>
          <table:table-cell office:value-type="string" table:style-name="ce3">
            <text:p>Olympia München</text:p>
          </table:table-cell>
          <table:table-cell office:value-type="date" office:date-value="2027-07-01T00:00:00" table:style-name="ce4">
            <text:p>01.07.2027</text:p>
          </table:table-cell>
          <table:table-cell office:value-type="float" office:value="24" table:style-name="ce3">
            <text:p>24</text:p>
          </table:table-cell>
          <table:table-cell office:value-type="float" office:value="33000" table:style-name="ce3">
            <text:p>33000</text:p>
          </table:table-cell>
          <table:table-cell office:value-type="string" table:style-name="ce3">
            <text:p>AW</text:p>
          </table:table-cell>
          <table:table-cell office:value-type="string" table:style-name="ce3">
            <text:p>Abwehr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-<text:span text:style-name="T2">       <text:s/></text:span>Wieviele Zeilen und Spalten hat die UNF?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-<text:span text:style-name="T2">       <text:s/></text:span>Bringen Sie die Relation in 1NF und unterstreichen Sie die Attribute des Primarschlüssels (Attributschreibweise)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-<text:span text:style-name="T2">       <text:s/></text:span>Wieviele Zeilen und Spalten hat die 1NF?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-<text:span text:style-name="T2">       <text:s/></text:span>Zeichnen Sie ein vollständiges Abhängigkeitsdiagramm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-<text:span text:style-name="T2">       <text:s/></text:span>Bringen Sie die Relation in 2NF und unterstreichen Sie die Attribute der Primarschlüssel (Attributschreibweise)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-<text:span text:style-name="T2">       <text:s/></text:span>Wie unterscheidet sich in diesem Beispiel die 3NF von der 2NF?<text:s/></text:p>
          </table:table-cell>
          <table:table-cell table:number-columns-repeated="16383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Schneider Felix Christian</meta:initial-creator>
    <dc:creator>Schneider Felix Christian</dc:creator>
    <meta:creation-date>2023-11-07T08:03:35Z</meta:creation-date>
    <dc:date>2023-11-07T08:06:22Z</dc:date>
    <meta:editing-duration>PT0S</meta:editing-duration>
  </office:meta>
</office:document-meta>
</file>